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use-window-font-color="true" style:font-name="Arial" fo:font-size="12pt" style:font-size-asian="12pt" style:font-size-complex="12pt"/>
    </style:style>
    <style:style style:name="P2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Courier New" fo:font-weight="normal" style:font-weight-asian="normal" style:font-weight-complex="normal"/>
    </style:style>
    <style:style style:name="P5" style:family="paragraph" style:parent-style-name="Text_20_body">
      <style:text-properties fo:color="#c5000b" style:font-name="Courier New" fo:font-weight="normal" style:font-weight-asian="normal" style:font-weight-complex="normal"/>
    </style:style>
    <style:style style:name="P6" style:family="paragraph" style:parent-style-name="Text_20_body" style:list-style-name="L4">
      <style:paragraph-properties fo:text-align="start" style:justify-single-word="false">
        <style:tab-stops/>
      </style:paragraph-properties>
      <style:text-properties style:use-window-font-color="true" style:font-name="Arial" fo:font-size="12pt" style:font-size-asian="12pt" style:font-size-complex="12pt"/>
    </style:style>
    <style:style style:name="P7" style:family="paragraph" style:parent-style-name="Text_20_body" style:list-style-name="L9">
      <style:text-properties style:use-window-font-color="true" style:font-name="Arial"/>
    </style:style>
    <style:style style:name="P8" style:family="paragraph" style:parent-style-name="Text_20_body" style:list-style-name="L4">
      <style:paragraph-properties fo:text-align="start" style:justify-single-word="false">
        <style:tab-stops/>
      </style:paragraph-properties>
    </style:style>
    <style:style style:name="P9" style:family="paragraph" style:parent-style-name="Text_20_body" style:list-style-name="L9"/>
    <style:style style:name="P10" style:family="paragraph" style:parent-style-name="Text_20_body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cm" fo:margin-right="0cm" fo:text-indent="2cm" style:auto-text-indent="false"/>
    </style:style>
    <style:style style:name="P12" style:family="paragraph" style:parent-style-name="Text_20_body">
      <style:paragraph-properties fo:margin-left="0cm" fo:margin-right="0cm" fo:text-align="justify" style:justify-single-word="false" fo:text-indent="2cm" style:auto-text-indent="false">
        <style:tab-stops/>
      </style:paragraph-properties>
      <style:text-properties style:use-window-font-color="true" style:font-name="Arial" fo:font-size="12pt" style:font-size-asian="12pt" style:font-size-complex="12pt"/>
    </style:style>
    <style:style style:name="P13" style:family="paragraph" style:parent-style-name="Text_20_body">
      <style:paragraph-properties fo:margin-left="0cm" fo:margin-right="0cm" fo:text-align="justify" style:justify-single-word="false" fo:text-indent="2cm" style:auto-text-indent="false">
        <style:tab-stops/>
      </style:paragraph-properties>
      <style:text-properties style:use-window-font-color="true" style:font-name="Arial"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text-align="justify" style:justify-single-word="false" fo:text-indent="2cm" style:auto-text-indent="false">
        <style:tab-stops/>
      </style:paragraph-properties>
    </style:style>
    <style:style style:name="P15" style:family="paragraph" style:parent-style-name="Text_20_body" style:list-style-name="L9">
      <style:paragraph-properties fo:margin-left="2.501cm" fo:margin-right="0cm" fo:text-indent="-0.635cm" style:auto-text-indent="false"/>
    </style:style>
    <style:style style:name="P16" style:family="paragraph" style:parent-style-name="Text_20_body" style:list-style-name="L9">
      <style:paragraph-properties fo:margin-left="3.752cm" fo:margin-right="0cm" fo:text-indent="-0.635cm" style:auto-text-indent="false"/>
    </style:style>
    <style:style style:name="P17" style:family="paragraph" style:parent-style-name="Text_20_body" style:list-style-name="L9">
      <style:paragraph-properties fo:margin-left="3.752cm" fo:margin-right="0cm" fo:text-indent="-0.635cm" style:auto-text-indent="false"/>
      <style:text-properties style:use-window-font-color="true" style:font-name="Arial"/>
    </style:style>
    <style:style style:name="P18" style:family="paragraph" style:parent-style-name="Heading_20_1">
      <style:paragraph-properties fo:text-align="center" style:justify-single-word="false"/>
      <style:text-properties fo:font-variant="normal" fo:text-transform="none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style:text-position="super 58%" style:font-name="Courier New" fo:letter-spacing="normal" fo:font-style="normal" fo:font-weight="normal"/>
    </style:style>
    <style:style style:name="T5" style:family="text">
      <style:text-properties fo:font-variant="normal" fo:text-transform="none" style:font-name="Courier New" fo:letter-spacing="normal" fo:font-style="normal" fo:font-weight="normal"/>
    </style:style>
    <style:style style:name="T6" style:family="text">
      <style:text-properties fo:font-variant="normal" fo:text-transform="none" style:font-name="Arial" fo:letter-spacing="normal" fo:font-style="normal" fo:font-weight="normal"/>
    </style:style>
    <style:style style:name="T7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style:use-window-font-color="true" style:font-name="Courier New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4586" style:font-name="Courier New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4586" style:font-name="Courier New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4586" style:font-name="Courier New" fo:font-size="12pt" fo:letter-spacing="normal" fo:font-style="normal" style:text-underline-style="none" fo:font-weight="normal" fo:background-color="#f9f9f9" style:font-size-asian="12pt" style:font-size-complex="12pt"/>
    </style:style>
    <style:style style:name="T13" style:family="text">
      <style:text-properties fo:font-variant="normal" fo:text-transform="none" fo:color="#004586" style:font-name="Courier New" fo:letter-spacing="normal" fo:font-style="normal" fo:font-weight="normal"/>
    </style:style>
    <style:style style:name="T14" style:family="text">
      <style:text-properties fo:font-variant="normal" fo:text-transform="none" fo:color="#004586" style:text-position="super 58%" style:font-name="Courier New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4586" style:text-position="super 58%" style:font-name="Courier New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4586" style:text-position="super 58%" style:font-name="Courier New" fo:letter-spacing="normal" fo:font-style="normal" fo:font-weight="normal"/>
    </style:style>
    <style:style style:name="T17" style:family="text">
      <style:text-properties fo:font-variant="normal" fo:text-transform="none" fo:color="#004586" style:text-position="0% 100%" style:font-name="Courier New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4586" style:text-position="0% 100%" style:font-name="Courier New" fo:letter-spacing="normal" fo:font-style="normal" fo:font-weight="normal"/>
    </style:style>
    <style:style style:name="T19" style:family="text">
      <style:text-properties fo:font-variant="normal" fo:text-transform="none" fo:color="#004586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4586" fo:font-size="12pt" fo:letter-spacing="normal" fo:font-style="normal" fo:font-weight="normal" fo:background-color="#ffff00" style:font-size-asian="12pt" style:font-size-complex="12pt"/>
    </style:style>
    <style:style style:name="T21" style:family="text">
      <style:text-properties fo:font-variant="normal" fo:text-transform="none" fo:color="#004586" style:font-name="Arial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font-size="12pt" fo:letter-spacing="normal" fo:font-style="normal" fo:font-weight="normal" fo:background-color="#ffff00" style:font-size-asian="12pt" style:font-size-complex="12pt"/>
    </style:style>
    <style:style style:name="T24" style:family="text">
      <style:text-properties fo:font-variant="normal" fo:text-transform="none" fo:font-size="12pt" fo:letter-spacing="normal" fo:font-style="normal" fo:font-weight="normal" fo:background-color="transparent" style:font-size-asian="12pt" style:font-size-complex="12pt"/>
    </style:style>
    <style:style style:name="T25" style:family="text"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c500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Geração de prováveis números primos através do método Miller-Rabin</text:h>
      <text:p text:style-name="P2"/>
      <text:p text:style-name="P1"><text:span text:style-name="T2">Aluno</text:span><text:span text:style-name="T1">: Lucas Pereira da Silva (10100754)</text:span></text:p>
      <text:p text:style-name="P2"/>
      <text:p text:style-name="P12"><text:span text:style-name="T1">O teste de primalidade Miller-Rabin consiste em um teste probabilístico para verificação de primalidade de um determinado número. Caso o teste retorne falso, então com certeza o número </text:span><text:span text:style-name="T3">não é</text:span><text:span text:style-name="T1"> primo. Porém, caso o teste retorne verdadeiro, então existe uma grande probabilidade de que o número </text:span><text:span text:style-name="T3">seja</text:span><text:span text:style-name="T1"> realmente primo e exsite também uma pequena possibilidade de que o número </text:span><text:span text:style-name="T3">não seja</text:span><text:span text:style-name="T1"> primo.</text:span></text:p>
      <text:p text:style-name="P12"><text:span text:style-name="T1">No segundo caso, onde o teste retorna verdadeiro, a probabilidade de erro é dada por </text:span><text:span text:style-name="T5">4</text:span><text:span text:style-name="T4">-k</text:span><text:span text:style-name="T1">, onde </text:span><text:span text:style-name="T5">k</text:span><text:span text:style-name="T1"> é a quantidade de vezes que se aplicará o teste com uma base </text:span><text:span text:style-name="T5">a</text:span><text:span text:style-name="T1"> diferente. Assim, percebemos que aplicando o teste apenas um vez e tendo um resultado positivo, então a probabilidade de erro é de 25%. No nosso caso, o teste é aplicado 10 vezes e, por isso, a probabilidade de erro em caso de resposta positiva é de apenas 0,00001%.</text:span></text:p>
      <text:p text:style-name="P12"><text:span text:style-name="T1"/></text:p>
      <text:list xml:id="list1860883641" text:style-name="L4">
        <text:list-item>
          <text:p text:style-name="P6"><text:span text:style-name="T1">Dado um suposto primo </text:span><text:span text:style-name="T13">p</text:span><text:span text:style-name="T1">. Primeiramente escreve-se: </text:span><text:span text:style-name="T13">(p-1) = </text:span><text:span text:style-name="T18">2</text:span><text:span text:style-name="T16">s</text:span><text:span text:style-name="T18">.d</text:span></text:p>
        </text:list-item>
        <text:list-item>
          <text:p text:style-name="P6"><text:span text:style-name="T1">Onde </text:span><text:span text:style-name="T13">s</text:span><text:span text:style-name="T1"> é o maior expoente possível tal que </text:span><text:span text:style-name="T13">2</text:span><text:span text:style-name="T16">s</text:span><text:span text:style-name="T1"> divide </text:span><text:span text:style-name="T13">(p-1)</text:span><text:span text:style-name="T1"> e </text:span><text:span text:style-name="T13">d</text:span><text:span text:style-name="T1"> é a divisão de </text:span><text:span text:style-name="T13">(p-1)</text:span><text:span text:style-name="T1"> por </text:span><text:span text:style-name="T13">2</text:span><text:span text:style-name="T16">s</text:span><text:span text:style-name="T1">.</text:span></text:p>
        </text:list-item>
        <text:list-item>
          <text:p text:style-name="P6"><text:span text:style-name="T1">Consedere um inteiro </text:span><text:span text:style-name="T13">a</text:span><text:span text:style-name="T1"> tal que </text:span><text:span text:style-name="T13">1 &lt; a &lt; p</text:span><text:span text:style-name="T6">. Caso o teste retorne negativo, </text:span><text:span text:style-name="T13">a</text:span><text:span text:style-name="T6"> é chamado de testemunha contra a primalidade de </text:span><text:span text:style-name="T13">p</text:span><text:span text:style-name="T6">.</text:span></text:p>
        </text:list-item>
        <text:list-item>
          <text:p text:style-name="P8"><text:span text:style-name="T7">Se </text:span><text:span text:style-name="T10">a</text:span><text:span text:style-name="T14">d</text:span><text:span text:style-name="T10"> ≢ 1 mod</text:span><text:span text:style-name="T11"> p</text:span><text:span text:style-name="T7"> e </text:span><text:span text:style-name="T11">a</text:span><text:span text:style-name="T15">2r.d</text:span><text:span text:style-name="T11"> ≢</text:span><text:span text:style-name="T17"> -1 mod p</text:span><text:span text:style-name="T7"> para todo </text:span><text:span text:style-name="T11">r </text:span><text:a xlink:type="simple" xlink:href="http://pt.wiktionary.org/w/index.php?title=∈&amp;action=edit&amp;redlink=1"><text:span text:style-name="T12">∈</text:span></text:a><text:span text:style-name="T11"> {0, 1, …, s-1}</text:span><text:span text:style-name="T7">, então </text:span><text:span text:style-name="T11">p</text:span><text:span text:style-name="T7"> não é primo. Caso contrário, existe uma grande probabilidade de</text:span><text:span text:style-name="T21"> </text:span><text:span text:style-name="T11">p</text:span><text:span text:style-name="T7"> ser primo.</text:span></text:p>
          <text:p text:style-name="P8"><text:span text:style-name="T8"/></text:p>
        </text:list-item>
      </text:list>
      <text:p text:style-name="P14"><text:span text:style-name="T7">No programa que foi implementado, primeiramente é gerado um número aléatório </text:span><text:span text:style-name="T11">n</text:span><text:span text:style-name="T7"> com </text:span><text:span text:style-name="T11">x</text:span><text:span text:style-name="T7"> digítos decimais, onde </text:span><text:span text:style-name="T11">x</text:span><text:span text:style-name="T7"> é definido pelo usuário. Após isso, o teste descrito acima é aplicado 10 vezes utilizando 10 </text:span><text:span text:style-name="T11">a</text:span><text:span text:style-name="T7">'s diferentes. Caso a resposta seja verdadeira para os 10 testes, então o número </text:span><text:span text:style-name="T11">n</text:span><text:span text:style-name="T7"> gerado é retornado como provável primo. Caso contrário o processo é repetido até que um provável primo </text:span><text:span text:style-name="T11">n</text:span><text:span text:style-name="T7"> seja encontrado.</text:span></text:p>
      <text:p text:style-name="P12"/>
      <text:h text:style-name="Heading_20_1" text:outline-level="1">Exemplos:</text:h>
      <text:list xml:id="list1833152591" text:style-name="L9">
        <text:list-item>
          <text:p text:style-name="P9"><text:span text:style-name="T7">Teste de primalidade do 9 tendo </text:span><text:span text:style-name="T11">s = 3</text:span><text:span text:style-name="T7"> e </text:span><text:span text:style-name="T11">d = 1</text:span><text:span text:style-name="T7">.</text:span></text:p>
        </text:list-item>
        <text:list-item>
          <text:p text:style-name="P15"><text:span text:style-name="T7">Utilizando </text:span><text:span text:style-name="T11">a = 5</text:span><text:span text:style-name="T7">: </text:span></text:p>
        </text:list-item>
        <text:list-item>
          <text:p text:style-name="P16"><text:span text:style-name="T10">a</text:span><text:span text:style-name="T14">d</text:span><text:span text:style-name="T10"> ≢ 1 mod</text:span><text:span text:style-name="T11"> p </text:span><text:span text:style-name="T7">→</text:span><text:span text:style-name="T11"> 5</text:span><text:span text:style-name="T15">1</text:span><text:span text:style-name="T11"> </text:span><text:span text:style-name="T10">≢ 1 mod</text:span><text:span text:style-name="T11"> 9 </text:span><text:span text:style-name="T7">→</text:span><text:span text:style-name="T11"> verdadeiro</text:span></text:p>
        </text:list-item>
        <text:list-item>
          <text:p text:style-name="P16"><text:span text:style-name="T11">a</text:span><text:span text:style-name="T15">2r.d</text:span><text:span text:style-name="T11"> ≢</text:span><text:span text:style-name="T17"> -1 mod p</text:span><text:span text:style-name="T11"> </text:span><text:span text:style-name="T7">→</text:span><text:span text:style-name="T11"> 5</text:span><text:span text:style-name="T15">0.1</text:span><text:span text:style-name="T11"> </text:span><text:span text:style-name="T10">≢ -1 mod</text:span><text:span text:style-name="T11"> 9 </text:span><text:span text:style-name="T7">→</text:span><text:span text:style-name="T11"> verdadeiro</text:span></text:p>
        </text:list-item>
        <text:list-item>
          <text:p text:style-name="P16"><text:soft-page-break/><text:span text:style-name="T11">a</text:span><text:span text:style-name="T15">2r.d</text:span><text:span text:style-name="T11"> ≢</text:span><text:span text:style-name="T17"> -1 mod p</text:span><text:span text:style-name="T11"> </text:span><text:span text:style-name="T7">→</text:span><text:span text:style-name="T11"> 5</text:span><text:span text:style-name="T15">2.1</text:span><text:span text:style-name="T11"> </text:span><text:span text:style-name="T10">≢ -1 mod</text:span><text:span text:style-name="T11"> 9 </text:span><text:span text:style-name="T7">→</text:span><text:span text:style-name="T11"> verdadeiro</text:span></text:p>
        </text:list-item>
        <text:list-item>
          <text:p text:style-name="P16"><text:span text:style-name="T11">a</text:span><text:span text:style-name="T15">2r.d</text:span><text:span text:style-name="T11"> ≢</text:span><text:span text:style-name="T17"> -1 mod p</text:span><text:span text:style-name="T11"> </text:span><text:span text:style-name="T7">→</text:span><text:span text:style-name="T11"> 5</text:span><text:span text:style-name="T15">4.1</text:span><text:span text:style-name="T11"> </text:span><text:span text:style-name="T10">≢ -1 mod</text:span><text:span text:style-name="T11"> 9 </text:span><text:span text:style-name="T7">→</text:span><text:span text:style-name="T11"> verdadeiro</text:span></text:p>
        </text:list-item>
        <text:list-item>
          <text:p text:style-name="P17"><text:span text:style-name="T22">Como para todos os testes e reposta foi verdadeira, então o número não é primo. Portanto 5 é testemunha de contra primalidade de 9.</text:span></text:p>
        </text:list-item>
        <text:list-item>
          <text:p text:style-name="P9"><text:span text:style-name="T7">Teste de primalidade do 5 tendo </text:span><text:span text:style-name="T11">s = 2</text:span><text:span text:style-name="T7"> e </text:span><text:span text:style-name="T11">d = 1</text:span><text:span text:style-name="T7">.</text:span></text:p>
        </text:list-item>
        <text:list-item>
          <text:p text:style-name="P15"><text:span text:style-name="T7">Utilizando </text:span><text:span text:style-name="T11">a = 3</text:span><text:span text:style-name="T7">: </text:span></text:p>
        </text:list-item>
        <text:list-item>
          <text:p text:style-name="P16"><text:span text:style-name="T10">a</text:span><text:span text:style-name="T14">d</text:span><text:span text:style-name="T10"> ≢ 1 mod</text:span><text:span text:style-name="T11"> p </text:span><text:span text:style-name="T7">→</text:span><text:span text:style-name="T11"> 3</text:span><text:span text:style-name="T15">1</text:span><text:span text:style-name="T11"> </text:span><text:span text:style-name="T10">≢ 1 mod</text:span><text:span text:style-name="T11"> 5 </text:span><text:span text:style-name="T7">→</text:span><text:span text:style-name="T11"> verdadeiro</text:span></text:p>
        </text:list-item>
        <text:list-item>
          <text:p text:style-name="P16"><text:span text:style-name="T11">a</text:span><text:span text:style-name="T15">2r.d</text:span><text:span text:style-name="T11"> ≢</text:span><text:span text:style-name="T17"> -1 mod p</text:span><text:span text:style-name="T11"> </text:span><text:span text:style-name="T7">→</text:span><text:span text:style-name="T11"> 3</text:span><text:span text:style-name="T15">0.1</text:span><text:span text:style-name="T11"> </text:span><text:span text:style-name="T10">≢ -1 mod</text:span><text:span text:style-name="T11"> 5 </text:span><text:span text:style-name="T7">→</text:span><text:span text:style-name="T11"> verdadeiro</text:span></text:p>
        </text:list-item>
        <text:list-item>
          <text:p text:style-name="P16"><text:span text:style-name="T11">a</text:span><text:span text:style-name="T15">2r.d</text:span><text:span text:style-name="T11"> ≢</text:span><text:span text:style-name="T17"> -1 mod p</text:span><text:span text:style-name="T11"> </text:span><text:span text:style-name="T7">→</text:span><text:span text:style-name="T11"> 3</text:span><text:span text:style-name="T15">2.1</text:span><text:span text:style-name="T11"> </text:span><text:span text:style-name="T10">≢ -1 mod</text:span><text:span text:style-name="T11"> 5 </text:span><text:span text:style-name="T7">→</text:span><text:span text:style-name="T11"> falso</text:span></text:p>
        </text:list-item>
        <text:list-item>
          <text:p text:style-name="P17"><text:span text:style-name="T22">Como o último teste retornou falso, então 5 é um provável número primo. Será realizado o teste com outro </text:span><text:span text:style-name="T11">a</text:span><text:span text:style-name="T22"> para aumentar a certeza da resposta.</text:span></text:p>
        </text:list-item>
        <text:list-item>
          <text:p text:style-name="P15"><text:span text:style-name="T7">Utilizando </text:span><text:span text:style-name="T11">a = 2</text:span><text:span text:style-name="T7">: </text:span></text:p>
        </text:list-item>
        <text:list-item>
          <text:p text:style-name="P16"><text:span text:style-name="T10">a</text:span><text:span text:style-name="T14">d</text:span><text:span text:style-name="T10"> ≢ 1 mod</text:span><text:span text:style-name="T11"> p </text:span><text:span text:style-name="T7">→</text:span><text:span text:style-name="T11"> 2</text:span><text:span text:style-name="T15">1</text:span><text:span text:style-name="T11"> </text:span><text:span text:style-name="T10">≢ 1 mod</text:span><text:span text:style-name="T11"> 5 </text:span><text:span text:style-name="T7">→</text:span><text:span text:style-name="T11"> verdadeiro</text:span></text:p>
        </text:list-item>
        <text:list-item>
          <text:p text:style-name="P16"><text:span text:style-name="T11">a</text:span><text:span text:style-name="T15">2r.d</text:span><text:span text:style-name="T11"> ≢</text:span><text:span text:style-name="T17"> -1 mod p</text:span><text:span text:style-name="T11"> </text:span><text:span text:style-name="T7">→</text:span><text:span text:style-name="T11"> 2</text:span><text:span text:style-name="T15">0.1</text:span><text:span text:style-name="T11"> </text:span><text:span text:style-name="T10">≢ -1 mod</text:span><text:span text:style-name="T11"> 5 </text:span><text:span text:style-name="T7">→</text:span><text:span text:style-name="T11"> verdadeiro</text:span></text:p>
        </text:list-item>
        <text:list-item>
          <text:p text:style-name="P16"><text:span text:style-name="T11">a</text:span><text:span text:style-name="T15">2r.d</text:span><text:span text:style-name="T11"> ≢</text:span><text:span text:style-name="T17"> -1 mod p</text:span><text:span text:style-name="T11"> </text:span><text:span text:style-name="T7">→</text:span><text:span text:style-name="T11"> 2</text:span><text:span text:style-name="T15">2.1</text:span><text:span text:style-name="T11"> </text:span><text:span text:style-name="T10">≢ -1 mod</text:span><text:span text:style-name="T11"> 5 </text:span><text:span text:style-name="T7">→</text:span><text:span text:style-name="T11"> falso</text:span></text:p>
        </text:list-item>
        <text:list-item>
          <text:p text:style-name="P17"><text:span text:style-name="T22">Como o último teste retornou falso, então 5 é um provável número primo. Será realizado o teste com outro </text:span><text:span text:style-name="T11">a</text:span><text:span text:style-name="T22"> para aumentar a certeza da resposta.</text:span></text:p>
        </text:list-item>
        <text:list-item>
          <text:p text:style-name="P15"><text:span text:style-name="T7">Utilizando </text:span><text:span text:style-name="T11">a = 4</text:span><text:span text:style-name="T7">: </text:span></text:p>
        </text:list-item>
        <text:list-item>
          <text:p text:style-name="P16"><text:span text:style-name="T10">a</text:span><text:span text:style-name="T14">d</text:span><text:span text:style-name="T10"> ≢ 1 mod</text:span><text:span text:style-name="T11"> p </text:span><text:span text:style-name="T7">→</text:span><text:span text:style-name="T11"> 4</text:span><text:span text:style-name="T15">1</text:span><text:span text:style-name="T11"> </text:span><text:span text:style-name="T10">≢ 1 mod</text:span><text:span text:style-name="T11"> 5 </text:span><text:span text:style-name="T7">→</text:span><text:span text:style-name="T11"> verdadeiro</text:span></text:p>
        </text:list-item>
        <text:list-item>
          <text:p text:style-name="P16"><text:span text:style-name="T11">a</text:span><text:span text:style-name="T15">2r.d</text:span><text:span text:style-name="T11"> ≢</text:span><text:span text:style-name="T17"> -1 mod p</text:span><text:span text:style-name="T11"> </text:span><text:span text:style-name="T7">→</text:span><text:span text:style-name="T11"> 4</text:span><text:span text:style-name="T15">0.1</text:span><text:span text:style-name="T11"> </text:span><text:span text:style-name="T10">≢ -1 mod</text:span><text:span text:style-name="T11"> 5 </text:span><text:span text:style-name="T7">→</text:span><text:span text:style-name="T11"> falso</text:span></text:p>
        </text:list-item>
        <text:list-item>
          <text:p text:style-name="P16"><text:span text:style-name="T7">Como no segundo teste já obtivemos falso, então 5 é um provável número primo.</text:span></text:p>
        </text:list-item>
        <text:list-item>
          <text:p text:style-name="P7"><text:span text:style-name="T22">Foram realizados três testes com, </text:span><text:span text:style-name="T11">a = 3</text:span><text:span text:style-name="T24">, </text:span><text:span text:style-name="T11">a = 2</text:span><text:span text:style-name="T22"> e </text:span><text:span text:style-name="T11">a = 4. </text:span><text:span text:style-name="T22">Todos os testes apontaram 5 como um provável número primo. Isso siginifica que com uma certeza de </text:span><text:span text:style-name="T25">98,43%</text:span><text:span text:style-name="T22">, pode-se afirmar que 5 é primo.</text:span></text:p>
        </text:list-item>
      </text:list>
      <text:p text:style-name="P11"><text:span text:style-name="T7"/></text:p>
      <text:h text:style-name="Heading_20_1" text:outline-level="1"><text:span text:style-name="T26">Código Fonte</text:span></text:h>
      <text:p text:style-name="P3"/>
      <text:p text:style-name="P10">package br.ufsc.inf.ine5429.primo;</text:p>
      <text:p text:style-name="P10"/>
      <text:p text:style-name="P10">import java.math.BigInteger;</text:p>
      <text:p text:style-name="P10">import java.lang.Math;</text:p>
      <text:p text:style-name="P10"><text:soft-page-break/>import java.util.InputMismatchException;</text:p>
      <text:p text:style-name="P10">import java.util.Scanner;</text:p>
      <text:p text:style-name="P10">import java.util.Random;</text:p>
      <text:p text:style-name="P10"/>
      <text:p text:style-name="P10">public class Primo {</text:p>
      <text:p text:style-name="P10"><text:tab/>private static final BigInteger DOIS = BigInteger.ONE.add(BigInteger.ONE);</text:p>
      <text:p text:style-name="P10"><text:tab/>private static final BigInteger TRES = DOIS.add(BigInteger.ONE);</text:p>
      <text:p text:style-name="P10"><text:tab/>private static final Integer QUANTIDADE_DE_TESTES = 10;</text:p>
      <text:p text:style-name="P10"><text:tab/>private Integer quantidadeDeDigitos;</text:p>
      <text:p text:style-name="P10"><text:tab/>private Random aleatorio;</text:p>
      <text:p text:style-name="P10"/>
      <text:p text:style-name="P10"><text:tab/>public Primo(Integer quantidadeDeDigitos) {</text:p>
      <text:p text:style-name="P10"><text:tab/><text:tab/>this.quantidadeDeDigitos = quantidadeDeDigitos;</text:p>
      <text:p text:style-name="P10"><text:tab/><text:tab/>aleatorio = new Random();</text:p>
      <text:p text:style-name="P10"><text:tab/>}</text:p>
      <text:p text:style-name="P10"/>
      <text:p text:style-name="P10"><text:tab/><text:span text:style-name="T27">/*Gera um número aléatório com x digítos decimais e testa esse número através do Miller-Rabin. Quando o número gerado aleatóriamente for um provável primo, então este é retornado.*/</text:span></text:p>
      <text:p text:style-name="P10"><text:tab/>public BigInteger encontrarProvavelPrimo() {</text:p>
      <text:p text:style-name="P10"><text:tab/><text:tab/>BigInteger provavelPrimo = null;</text:p>
      <text:p text:style-name="P10"><text:tab/><text:tab/>BigInteger provavelPrimoMenosUm;</text:p>
      <text:p text:style-name="P10"><text:tab/><text:tab/>BigInteger multiplicador;</text:p>
      <text:p text:style-name="P10"><text:tab/><text:tab/>Integer maiorExpoente;</text:p>
      <text:p text:style-name="P10"><text:tab/><text:tab/>do {</text:p>
      <text:p text:style-name="P10"><text:tab/><text:tab/><text:tab/>do {</text:p>
      <text:p text:style-name="P10"><text:tab/><text:tab/><text:tab/><text:tab/>provavelPrimo = sortearProvavelPrimo();</text:p>
      <text:p text:style-name="P10"><text:tab/><text:tab/><text:tab/>} while (provavelPrimo.compareTo(DOIS) &lt;= 0);</text:p>
      <text:p text:style-name="P10"><text:tab/><text:tab/><text:tab/>provavelPrimoMenosUm = provavelPrimo.subtract(BigInteger.ONE);</text:p>
      <text:p text:style-name="P10"><text:tab/><text:tab/><text:tab/>maiorExpoente = encontrarMaiorExpoente(provavelPrimoMenosUm);</text:p>
      <text:p text:style-name="P10"><text:tab/><text:tab/><text:tab/>multiplicador = encontrarMultiplicador(maiorExpoente, provavelPrimoMenosUm);</text:p>
      <text:p text:style-name="P10"><text:tab/><text:tab/>} while (!testarPrimo(provavelPrimo, provavelPrimoMenosUm, maiorExpoente, multiplicador));</text:p>
      <text:p text:style-name="P10"><text:tab/><text:tab/>return provavelPrimo;</text:p>
      <text:p text:style-name="P10"><text:tab/>}</text:p>
      <text:p text:style-name="P10"/>
      <text:p text:style-name="P10"><text:tab/><text:span text:style-name="T27">/*Dado um suposto número primo realiza o teste de Miller-Rabin 10 vezes para testar a primalidade do suposto número primo.*/</text:span></text:p>
      <text:p text:style-name="P10"><text:tab/>private Boolean testarPrimo(BigInteger provavelPrimo, BigInteger provavelPrimoMenosUm, Integer maiorExpoente, BigInteger multiplicador) {</text:p>
      <text:p text:style-name="P10"><text:soft-page-break/><text:tab/><text:tab/>for (Integer contador = 0; contador &lt; QUANTIDADE_DE_TESTES; contador++) {</text:p>
      <text:p text:style-name="P10"><text:tab/><text:tab/><text:tab/>if (!testarPrimalidade(provavelPrimo, provavelPrimoMenosUm, maiorExpoente, multiplicador)) {</text:p>
      <text:p text:style-name="P10"><text:tab/><text:tab/><text:tab/><text:tab/>return false;</text:p>
      <text:p text:style-name="P10"><text:tab/><text:tab/><text:tab/>}</text:p>
      <text:p text:style-name="P10"><text:tab/><text:tab/>}</text:p>
      <text:p text:style-name="P10"><text:tab/><text:tab/>return true;</text:p>
      <text:p text:style-name="P10"><text:tab/>}</text:p>
      <text:p text:style-name="P10"/>
      <text:p text:style-name="P10"><text:tab/><text:span text:style-name="T27">/*Realiza o teste de Miller-Rabin para um suposto número primo utilizando um a aleatório.*/</text:span></text:p>
      <text:p text:style-name="P10"><text:tab/>private Boolean testarPrimalidade(BigInteger provavelPrimo, BigInteger provavelPrimoMenosUm, Integer maiorExpoente, BigInteger multiplicador) {</text:p>
      <text:p text:style-name="P10"><text:tab/><text:tab/>BigInteger testemunha = sortearTestemunhaDePrimalidade(provavelPrimo);</text:p>
      <text:p text:style-name="P10"><text:tab/><text:tab/>Boolean congruenteAUm = testemunha.modPow(multiplicador, provavelPrimo).equals(BigInteger.ONE);</text:p>
      <text:p text:style-name="P10"><text:tab/><text:tab/>if (congruenteAUm) {</text:p>
      <text:p text:style-name="P10"><text:tab/><text:tab/><text:tab/>return true;</text:p>
      <text:p text:style-name="P10"><text:tab/><text:tab/>}</text:p>
      <text:p text:style-name="P10"><text:tab/><text:tab/>for (Integer contador = 0; contador &lt; maiorExpoente; contador++) {</text:p>
      <text:p text:style-name="P10"><text:tab/><text:tab/><text:tab/>Boolean congruenteAMenosUm = testemunha.modPow(DOIS.pow(contador).multiply(multiplicador), provavelPrimo).equals(provavelPrimoMenosUm);</text:p>
      <text:p text:style-name="P10"><text:tab/><text:tab/><text:tab/>if (congruenteAMenosUm) {</text:p>
      <text:p text:style-name="P10"><text:tab/><text:tab/><text:tab/><text:tab/>return true;</text:p>
      <text:p text:style-name="P10"><text:tab/><text:tab/><text:tab/>}</text:p>
      <text:p text:style-name="P10"><text:tab/><text:tab/>}</text:p>
      <text:p text:style-name="P10"><text:tab/><text:tab/>return false;</text:p>
      <text:p text:style-name="P10"><text:tab/>}</text:p>
      <text:p text:style-name="P10"/>
      <text:p text:style-name="P10"><text:tab/><text:span text:style-name="T27">/*Gera o sorteio aleatório de um provável número primo com x digítos decimais. A quantidade de digítos decimais é especificada pelo usuário.*/</text:span></text:p>
      <text:p text:style-name="P10"><text:tab/>private BigInteger sortearProvavelPrimo() {</text:p>
      <text:p text:style-name="P10"><text:tab/><text:tab/>Integer primeiroDigito = 0;</text:p>
      <text:p text:style-name="P10"><text:tab/><text:tab/>String provavelPrimoTextual;</text:p>
      <text:p text:style-name="P10"><text:tab/><text:tab/>BigInteger provavelPrimo;</text:p>
      <text:p text:style-name="P10"><text:tab/><text:tab/>do {</text:p>
      <text:p text:style-name="P10"><text:tab/><text:tab/><text:tab/>primeiroDigito = aleatorio.nextInt(10);</text:p>
      <text:p text:style-name="P10"><text:tab/><text:tab/>} while (primeiroDigito == 0);</text:p>
      <text:p text:style-name="P10"><text:tab/><text:tab/>provavelPrimoTextual = primeiroDigito.toString();</text:p>
      <text:p text:style-name="P10"><text:soft-page-break/><text:tab/><text:tab/>for (Integer contador = 1; contador &lt; quantidadeDeDigitos; contador++) {</text:p>
      <text:p text:style-name="P10"><text:tab/><text:tab/><text:tab/>provavelPrimoTextual += aleatorio.nextInt(10);</text:p>
      <text:p text:style-name="P10"><text:tab/><text:tab/>}</text:p>
      <text:p text:style-name="P10"><text:tab/><text:tab/>provavelPrimo = new BigInteger(provavelPrimoTextual);</text:p>
      <text:p text:style-name="P10"><text:tab/><text:tab/>if (provavelPrimo.mod(DOIS).equals(BigInteger.ZERO)) {</text:p>
      <text:p text:style-name="P10"><text:tab/><text:tab/><text:tab/>provavelPrimo = provavelPrimo.add(BigInteger.ONE);</text:p>
      <text:p text:style-name="P10"><text:tab/><text:tab/>}</text:p>
      <text:p text:style-name="P10"><text:tab/><text:tab/>return provavelPrimo;</text:p>
      <text:p text:style-name="P10"><text:tab/>}</text:p>
      <text:p text:style-name="P10"/>
      <text:p text:style-name="P10"><text:tab/><text:span text:style-name="T27">/*Gera um a aleatório para ser utilizado no teste de Miller-Rabin.*/</text:span></text:p>
      <text:p text:style-name="P10"><text:tab/>private BigInteger sortearTestemunhaDePrimalidade(BigInteger provavelPrimo) {</text:p>
      <text:p text:style-name="P10"><text:tab/><text:tab/>BigInteger testemunhaDePrimalidade = null;</text:p>
      <text:p text:style-name="P10"><text:tab/><text:tab/>Integer quantidadeDeBits = calcularQuantidadeDeBits(quantidadeDeDigitos);</text:p>
      <text:p text:style-name="P10"><text:tab/><text:tab/>do {</text:p>
      <text:p text:style-name="P10"><text:tab/><text:tab/><text:tab/>testemunhaDePrimalidade = new BigInteger(quantidadeDeBits, aleatorio);</text:p>
      <text:p text:style-name="P10"><text:tab/><text:tab/>} while (testemunhaDePrimalidade.compareTo(provavelPrimo) &gt;= 0 || testemunhaDePrimalidade.compareTo(BigInteger.ONE) &lt;= 0);</text:p>
      <text:p text:style-name="P10"><text:tab/><text:tab/>return testemunhaDePrimalidade;</text:p>
      <text:p text:style-name="P10"><text:tab/>}</text:p>
      <text:p text:style-name="P10"/>
      <text:p text:style-name="P10"><text:tab/><text:span text:style-name="T27">/*Encontra o maior expoente com base 2 que divide o número fornecido. Ou seja, no teste de Miller-Rabin, encontra o s.*/</text:span></text:p>
      <text:p text:style-name="P10"><text:tab/>private Integer encontrarMaiorExpoente(BigInteger primoMenosUm) {</text:p>
      <text:p text:style-name="P10"><text:tab/><text:tab/>Integer maiorExpoente = 1;</text:p>
      <text:p text:style-name="P10"><text:tab/><text:tab/>while (primoMenosUm.mod(DOIS.pow(maiorExpoente)).equals(BigInteger.ZERO)) {</text:p>
      <text:p text:style-name="P10"><text:tab/><text:tab/><text:tab/>maiorExpoente += 1;</text:p>
      <text:p text:style-name="P10"><text:tab/><text:tab/>}</text:p>
      <text:p text:style-name="P10"><text:tab/><text:tab/>return (maiorExpoente - 1);</text:p>
      <text:p text:style-name="P10"><text:tab/>}</text:p>
      <text:p text:style-name="P10"/>
      <text:p text:style-name="P10"><text:tab/><text:span text:style-name="T27">/*Encontra o d utilizado no teste de Miller-Rabin.*/</text:span></text:p>
      <text:p text:style-name="P10"><text:tab/>private BigInteger encontrarMultiplicador(Integer maiorExpoente, BigInteger primoMenosUm) {</text:p>
      <text:p text:style-name="P10"><text:tab/><text:tab/>BigInteger multiplicador = primoMenosUm.divide(DOIS.pow(maiorExpoente));</text:p>
      <text:p text:style-name="P10"><text:tab/><text:tab/>return multiplicador;</text:p>
      <text:p text:style-name="P10"><text:soft-page-break/><text:tab/>}</text:p>
      <text:p text:style-name="P10"/>
      <text:p text:style-name="P10"><text:tab/><text:span text:style-name="T27">/*Calcula a quantidade de bits necessários para representar um número com x digítos decimais.*/</text:span></text:p>
      <text:p text:style-name="P10"><text:tab/>private Integer calcularQuantidadeDeBits(Integer quantidadeDeDigitosDecimais) {</text:p>
      <text:p text:style-name="P10"><text:tab/><text:tab/>Double base = 2.0;</text:p>
      <text:p text:style-name="P10"><text:tab/><text:tab/>Double maiorNumero = Math.pow(10, quantidadeDeDigitosDecimais);</text:p>
      <text:p text:style-name="P10"><text:tab/><text:tab/>return (int) (Math.log10(maiorNumero) / Math.log10(base));</text:p>
      <text:p text:style-name="P10"><text:tab/>}</text:p>
      <text:p text:style-name="P10"/>
      <text:p text:style-name="P10"><text:tab/><text:span text:style-name="T27">/*Calcula a probabilidade de erro em caso de resposta positiva do teste de Miller-Rabin.*/</text:span></text:p>
      <text:p text:style-name="P10"><text:tab/>public static Double forecerProbabilidadeDeErro() {</text:p>
      <text:p text:style-name="P10"><text:tab/><text:tab/>return Math.pow(4, -QUANTIDADE_DE_TESTES);</text:p>
      <text:p text:style-name="P10"><text:tab/>}</text:p>
      <text:p text:style-name="P10"/>
      <text:p text:style-name="P10"><text:tab/><text:span text:style-name="T27">/*Calcula a probabilidade de acerto em caso de resposta positiva do teste de Miller-Rabin.*/</text:span></text:p>
      <text:p text:style-name="P10"><text:tab/>public static Double fornecerProbabilidadeDeAcerto() {</text:p>
      <text:p text:style-name="P10"><text:tab/><text:tab/>return (1 - forecerProbabilidadeDeErro());</text:p>
      <text:p text:style-name="P10"><text:tab/>}</text:p>
      <text:p text:style-name="P10"/>
      <text:p text:style-name="P10"><text:tab/>public static void main(String[] argumentos) {</text:p>
      <text:p text:style-name="P10"><text:tab/><text:tab/>Scanner leitor = new Scanner(System.in);</text:p>
      <text:p text:style-name="P10"><text:tab/><text:tab/>System.out.printf("Gerador de prováveis números primos. A probabilidade de erro é de: %f.\n", forecerProbabilidadeDeErro());</text:p>
      <text:p text:style-name="P10"><text:tab/><text:tab/>System.out.print("Digite a quantidade máxima de digítos decimais do provável número primo que deseja gerar: ");</text:p>
      <text:p text:style-name="P10"><text:tab/><text:tab/>try {</text:p>
      <text:p text:style-name="P10"><text:tab/><text:tab/><text:tab/>Integer quantidadeDeDigitos = leitor.nextInt();</text:p>
      <text:p text:style-name="P10"><text:tab/><text:tab/><text:tab/>leitor.nextLine();</text:p>
      <text:p text:style-name="P10"><text:tab/><text:tab/><text:tab/>Primo primo = new Primo(quantidadeDeDigitos);</text:p>
      <text:p text:style-name="P10"><text:tab/><text:tab/><text:tab/>Boolean encerrar = false;</text:p>
      <text:p text:style-name="P10"><text:tab/><text:tab/><text:tab/>do {</text:p>
      <text:p text:style-name="P10"><text:tab/><text:tab/><text:tab/><text:tab/>System.out.printf("Provável primo gerado: %d.\n", primo.encontrarProvavelPrimo());</text:p>
      <text:p text:style-name="P10"><text:tab/><text:tab/><text:tab/><text:tab/>try {</text:p>
      <text:p text:style-name="P10"><text:tab/><text:tab/><text:tab/><text:tab/><text:tab/>System.out.print("Deseja gerar outro primo (S/n)? ");</text:p>
      <text:p text:style-name="P10"><text:tab/><text:tab/><text:tab/><text:tab/><text:tab/>encerrar = leitor.nextLine().equals("n");</text:p>
      <text:p text:style-name="P10"><text:soft-page-break/><text:tab/><text:tab/><text:tab/><text:tab/>} catch (InputMismatchException excecao) {</text:p>
      <text:p text:style-name="P10"><text:tab/><text:tab/><text:tab/><text:tab/><text:tab/>System.out.println("Programa encerrado.");</text:p>
      <text:p text:style-name="P10"><text:tab/><text:tab/><text:tab/><text:tab/><text:tab/>System.exit(0);</text:p>
      <text:p text:style-name="P10"><text:tab/><text:tab/><text:tab/><text:tab/>}</text:p>
      <text:p text:style-name="P10"><text:tab/><text:tab/><text:tab/>} while (!encerrar);</text:p>
      <text:p text:style-name="P10"><text:tab/><text:tab/><text:tab/>System.out.println("Programa encerrado.");</text:p>
      <text:p text:style-name="P10"><text:tab/><text:tab/>} catch (InputMismatchException excecao) {</text:p>
      <text:p text:style-name="P10"><text:tab/><text:tab/><text:tab/><text:tab/>System.out.println("Programa encerrado.");</text:p>
      <text:p text:style-name="P10"><text:tab/><text:tab/><text:tab/><text:tab/>System.exit(0);</text:p>
      <text:p text:style-name="P10"><text:tab/><text:tab/>}</text:p>
      <text:p text:style-name="P10"><text:tab/>}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3-04-19T22:02:07</meta:creation-date>
    <dc:date>2013-04-27T13:57:51</dc:date>
    <dc:creator>Lucas </dc:creator>
    <meta:editing-duration>PT7H5M20S</meta:editing-duration>
    <meta:editing-cycles>34</meta:editing-cycles>
    <meta:generator>LibreOffice/3.5$Linux_x86 LibreOffice_project/350m1$Build-2</meta:generator>
    <meta:document-statistic meta:table-count="0" meta:image-count="0" meta:object-count="0" meta:page-count="7" meta:paragraph-count="170" meta:word-count="1281" meta:character-count="9225" meta:non-whitespace-character-count="7865"/>
  </office:meta>
</office:document-meta>
</file>